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666666" draw:fill-gradient-name="Midnight" draw:gradient-step-count="0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666666" draw:fill-gradient-name="Midnight" draw:gradient-step-count="0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23cm" fo:min-width="12.218cm" loext:decorative="false"/>
      <style:paragraph-properties style:writing-mode="lr-tb"/>
    </style:style>
    <style:style style:name="gr2" style:family="graphic" style:parent-style-name="text">
      <style:graphic-properties fo:min-height="1.102cm" fo:min-width="5.85cm" loext:decorative="false"/>
      <style:paragraph-properties style:writing-mode="lr-tb"/>
    </style:style>
    <style:style style:name="gr3" style:family="graphic" style:parent-style-name="Presentation_20_Title">
      <style:graphic-properties fo:min-height="2.838cm" fo:min-width="23.8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License_20_Info">
      <style:graphic-properties fo:min-height="1.161cm" fo:min-width="25.89cm" loext:decorative="false"/>
      <style:paragraph-properties style:writing-mode="lr-tb"/>
    </style:style>
    <style:style style:name="gr6" style:family="graphic" style:parent-style-name="Email_20_address">
      <style:graphic-properties fo:min-height="1.267cm" fo:min-width="18.215cm" loext:decorative="false"/>
      <style:paragraph-properties style:writing-mode="lr-tb"/>
    </style:style>
    <style:style style:name="gr7" style:family="graphic" style:parent-style-name="text">
      <style:graphic-properties fo:min-height="1.026cm" fo:min-width="5.489cm" loext:decorative="false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576cm" loext:decorative="false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5.837cm" loext:decorative="false"/>
      <style:paragraph-properties style:writing-mode="lr-tb"/>
    </style:style>
    <style:style style:name="pr5" style:family="presentation" style:parent-style-name="unbranded-designninja-presentation-template-title">
      <style:graphic-properties draw:auto-grow-height="true" fo:min-height="2.305cm" fo:min-width="24.699cm" loext:decorative="false"/>
      <style:paragraph-properties style:writing-mode="lr-tb"/>
    </style:style>
    <style:style style:name="pr6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3.176cm" fo:min-width="24.699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9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0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1" style:family="presentation" style:parent-style-name="Default-title">
      <style:graphic-properties fo:min-height="3.468cm" fo:min-width="26.17cm" loext:decorative="false"/>
      <style:paragraph-properties style:writing-mode="lr-tb"/>
    </style:style>
    <style:style style:name="P1" style:family="paragraph">
      <style:paragraph-properties fo:text-align="end"/>
      <style:text-properties style:font-name="Hack Nerd Font" fo:font-size="40pt"/>
    </style:style>
    <style:style style:name="P2" style:family="paragraph">
      <loext:graphic-properties draw:fill-color="#ffffff"/>
      <style:paragraph-properties fo:text-align="end"/>
      <style:text-properties fo:color="#83caff" loext:opacity="100%" style:font-name="Hack Nerd Font" fo:font-size="40pt" style:font-size-asian="40pt" style:font-size-complex="40pt"/>
    </style:style>
    <style:style style:name="P3" style:family="paragraph">
      <style:text-properties style:font-name="Hack Nerd Font" fo:font-size="36pt"/>
    </style:style>
    <style:style style:name="P4" style:family="paragraph">
      <style:text-properties style:font-name="Hack Nerd Font" fo:font-size="36pt" style:font-size-asian="36pt" style:font-size-complex="36pt"/>
    </style:style>
    <style:style style:name="P5" style:family="paragraph">
      <style:text-properties style:font-name="Hack Nerd Font" fo:font-size="28pt"/>
    </style:style>
    <style:style style:name="P6" style:family="paragraph">
      <style:text-properties fo:color="#83caff" loext:opacity="100%" style:font-name="Hack Nerd Font" fo:font-size="28pt" style:font-size-asian="28pt" style:font-size-complex="28pt"/>
    </style:style>
    <style:style style:name="P7" style:family="paragraph">
      <style:paragraph-properties fo:text-align="center"/>
      <style:text-properties style:font-name="Hack Nerd Font" fo:font-size="72pt"/>
    </style:style>
    <style:style style:name="P8" style:family="paragraph">
      <loext:graphic-properties draw:fill-color="#ffffff"/>
    </style:style>
    <style:style style:name="P9" style:family="paragraph">
      <style:text-properties style:font-name="Hack Nerd Fon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end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start"/>
      <style:text-properties style:font-name="Comfortaa"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8pt"/>
    </style:style>
    <style:style style:name="T1" style:family="text">
      <style:text-properties fo:color="#83caff" loext:opacity="100%" style:font-name="Hack Nerd Font" fo:font-size="40pt" style:font-size-asian="40pt" style:font-size-complex="40pt"/>
    </style:style>
    <style:style style:name="T2" style:family="text">
      <style:text-properties style:font-name="Hack Nerd Font" fo:font-size="36pt" style:font-size-asian="36pt" style:font-size-complex="36pt"/>
    </style:style>
    <style:style style:name="T3" style:family="text">
      <style:text-properties fo:color="#83caff" loext:opacity="100%" style:font-name="Hack Nerd Font" fo:font-size="28pt" style:font-size-asian="28pt" style:font-size-complex="28pt"/>
    </style:style>
    <style:style style:name="T4" style:family="text">
      <style:text-properties style:font-name="Hack Nerd Font" fo:font-size="72pt" style:font-size-asian="72pt" style:font-size-complex="72pt"/>
    </style:style>
    <style:style style:name="T5" style:family="text">
      <style:text-properties style:font-name="Hack Nerd Font"/>
    </style:style>
    <style:style style:name="T6" style:family="text">
      <style:text-properties style:font-name="Hack Nerd Font" fo:font-weight="normal" style:font-weight-asian="normal" style:font-weight-complex="normal"/>
    </style:style>
    <style:style style:name="T7" style:family="text">
      <style:text-properties style:font-name="Hack Nerd Font" fo:language="fr" fo:country="FR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style:font-name="Droid Sans" fo:font-size="14pt" style:font-size-asian="14pt" style:font-size-complex="14pt"/>
    </style:style>
    <style:style style:name="T12" style:family="text">
      <style:text-properties fo:color="#ffffff" loext:opacity="100%" style:font-name="Comfortaa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Noa et Jules</text:span></text:p>
          </draw:text-box>
        </draw:frame>
        <draw:frame draw:style-name="gr1" draw:text-style-name="P4" draw:layer="layout" svg:width="17.321cm" svg:height="1.729cm" svg:x="2.88cm" svg:y="14.33cm">
          <draw:text-box>
            <text:p text:style-name="P3"><text:span text:style-name="T2">Informatique, physique</text:span></text:p>
          </draw:text-box>
        </draw:frame>
        <draw:frame draw:style-name="gr2" draw:text-style-name="P6" draw:layer="layout" svg:width="6.35cm" svg:height="1.398cm" svg:x="5.18cm" svg:y="13.308cm">
          <draw:text-box>
            <text:p text:style-name="P5"><text:span text:style-name="T3">Thème</text:span></text:p>
          </draw:text-box>
        </draw:frame>
        <draw:frame draw:style-name="gr3" draw:text-style-name="P7" draw:layer="layout" svg:width="24.33cm" svg:height="3.21cm" svg:x="0.635cm" svg:y="7.072cm">
          <draw:text-box>
            <text:p text:style-name="P7"><text:span text:style-name="T4">TIP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9" draw:layer="layout" svg:width="22.525cm" svg:height="2.54cm" svg:x="1.605cm" svg:y="1.705cm" presentation:class="title" presentation:user-transformed="true">
          <draw:text-box>
            <text:p text:style-name="P9"><text:span text:style-name="T5">Plan</text:span>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</text:list>
            <text:list text:style-name="L3">
              <text:list-item>
                <text:p text:style-name="P9"><text:span text:style-name="T7"><text:s/></text:span><text:span text:style-name="T7">Présentation, lien avec le thème</text:span></text:p>
              </text:list-item>
            </text:list>
            <text:list text:style-name="L2">
              <text:list-item>
                <text:p text:style-name="P9"><text:span text:style-name="T6"><text:s/></text:span><text:span text:style-name="T6">Avancée actuelle</text:span></text:p>
              </text:list-item>
              <text:list-item>
                <text:p text:style-name="P9"><text:span text:style-name="T6"><text:s/></text:span><text:span text:style-name="T6">Projets pour l’année prochaine</text:span></text:p>
              </text:list-item>
              <text:list-item>
                <text:p text:style-name="P9"><text:span text:style-name="T6"><text:s/></text:span><text:span text:style-name="T6">Sources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596cm" svg:x="1.471cm" svg:y="1.76cm" presentation:class="title" presentation:user-transformed="true">
          <draw:text-box>
            <text:p>Présent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Comment, à partir d’un circuit électrique quelconque, obtenir la tension aux bornes d’un dipôle</text:p>
              </text:list-item>
              <text:list-item>
                <text:p>Lien avec le thème 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3.46cm" svg:x="1.27cm" svg:y="8.748cm" presentation:class="title" presentation:user-transformed="true">
          <draw:text-box>
            <text:p><text:span text:style-name="T8">Second Topi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596cm" svg:x="1.471cm" svg:y="1.76cm" presentation:class="title">
          <draw:text-box>
            <text:p>Detail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4">
              <text:list-item>
                <text:p>Detail about second topic</text:p>
              </text:list-item>
              <text:list-item>
                <text:p>Another detail about second topic</text:p>
                <text:list>
                  <text:list-item>
                    <text:p>Sub-detai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596cm" svg:x="1.471cm" svg:y="1.76cm" presentation:class="title">
          <draw:text-box>
            <text:p>Summary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4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layer="layout" svg:width="26.67cm" svg:height="4.23cm" svg:x="0.524cm" svg:y="6.711cm" presentation:class="title" presentation:user-transformed="true">
          <draw:text-box>
            <text:p><text:span text:style-name="T9">Questions</text:span><text:span text:style-name="T10">?</text:span></text:p>
          </draw:text-box>
        </draw:frame>
        <draw:frame draw:style-name="gr5" draw:text-style-name="P11" draw:layer="layout" svg:width="26.39cm" svg:height="1.597cm" svg:x="0.889cm" svg:y="19.225cm">
          <draw:text-box>
            <text:p text:style-name="P11"><text:span text:style-name="T11">License statement goes here.</text:span></text:p>
            <text:p text:style-name="P12"/>
          </draw:text-box>
        </draw:frame>
        <draw:frame draw:style-name="gr6" draw:text-style-name="P14" draw:layer="layout" svg:width="18.715cm" svg:height="1.788cm" svg:x="1.236cm" svg:y="16.83cm">
          <draw:text-box>
            <text:p text:style-name="P13"><text:span text:style-name="T12"><text:a xlink:href="mailto:example@fedoraproject.org" xlink:type="simple">example@fedoraproject.org</text:a></text:span></text:p>
          </draw:text-box>
        </draw:frame>
        <draw:frame draw:style-name="gr7" draw:text-style-name="P15" draw:layer="layout" svg:width="5.989cm" svg:height="1.504cm" svg:x="1.279cm" svg:y="15.81cm">
          <draw:text-box>
            <text:p text:style-name="P15"><text:span text:style-name="T13">Contact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 style:writing-mode="lr-tb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left="0cm" fo:margin-right="0cm" fo:margin-top="0cm" fo:margin-bottom="0.3cm" fo:text-indent="0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38:58.742870836</meta:creation-date>
    <meta:editing-duration>PT54M12S</meta:editing-duration>
    <meta:editing-cycles>5</meta:editing-cycles>
    <meta:generator>LibreOffice/24.2.3.2$Linux_X86_64 LibreOffice_project/433d9c2ded56988e8a90e6b2e771ee4e6a5ab2ba</meta:generator>
    <dc:description>Based on "Standard Fedora template" by Emily Dirsh (https://fedoraproject.org/wiki/Templates_for_Presentations). License: CC-BY</dc:description>
    <dc:date>2024-06-13T11:33:12.285967084</dc:date>
    <meta:document-statistic meta:object-count="61"/>
  </office:meta>
</office:document-meta>
</file>